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5E000001BC8F121336C1E9231E.png" manifest:media-type="image/png"/>
  <manifest:file-entry manifest:full-path="Pictures/100000000000024100000174FC4BF9A529363B5C.png" manifest:media-type="image/png"/>
  <manifest:file-entry manifest:full-path="Pictures/1000000000000324000001CB7A8A30D4523B7672.png" manifest:media-type="image/png"/>
  <manifest:file-entry manifest:full-path="Pictures/100000000000039D000001D98AAE8AB7019FEC6D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4.473cm" svg:height="12.514cm" svg:x="1.845cm" svg:y="1.659cm">
          <draw:image xlink:href="Pictures/100000000000039D000001D98AAE8AB7019FEC6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21.272cm" svg:height="12.143cm" svg:x="3.446cm" svg:y="1.844cm">
          <draw:image xlink:href="Pictures/1000000000000324000001CB7A8A30D4523B767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15.265cm" svg:height="9.842cm" svg:x="4.445cm" svg:y="1.588cm">
          <draw:image xlink:href="Pictures/100000000000024100000174FC4BF9A529363B5C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22.806cm" svg:height="11.747cm" svg:x="2.679cm" svg:y="2.042cm">
          <draw:image xlink:href="Pictures/100000000000035E000001BC8F121336C1E9231E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07:58:54.127628364</meta:creation-date>
    <dc:date>2023-09-19T08:13:41.642017540</dc:date>
    <meta:editing-duration>PT14M48S</meta:editing-duration>
    <meta:editing-cycles>2</meta:editing-cycles>
    <meta:generator>LibreOffice/7.6.1.2$Linux_X86_64 LibreOffice_project/60$Build-2</meta:generator>
    <meta:document-statistic meta:object-count="43"/>
  </office:meta>
</office:document-meta>
</file>